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ain Dashboard:</text:h>
      <text:list text:style-name="L1">
        <text:list-item>
          <text:p text:style-name="P1"><text:span text:style-name="Strong_20_Emphasis">Header:</text:span></text:p>
          <text:list>
            <text:list-item>
              <text:p text:style-name="P2">School Logo</text:p>
            </text:list-item>
            <text:list-item>
              <text:p text:style-name="P2">System Title: "Onjiko Boys High School Examination Grading System"</text:p>
            </text:list-item>
            <text:list-item>
              <text:p text:style-name="P2">Navigation Bar: Home | Subjects | Students | Transcripts | Form 3 &amp; Form 4 | Logout</text:p>
            </text:list-item>
          </text:list>
        </text:list-item>
        <text:list-item>
          <text:p text:style-name="P1"><text:span text:style-name="Strong_20_Emphasis">Overview Section:</text:span></text:p>
          <text:list>
            <text:list-item>
              <text:p text:style-name="P2">School Overview: Highlight the diverse academic environment, forms, and streams.</text:p>
            </text:list-item>
            <text:list-item>
              <text:p text:style-name="P2">Academic Year Overview: Display the current academic year, terms, and exam cycles.</text:p>
            </text:list-item>
          </text:list>
        </text:list-item>
        <text:list-item>
          <text:p text:style-name="P1"><text:span text:style-name="Strong_20_Emphasis">Academic Year Structure:</text:span></text:p>
          <text:list>
            <text:list-item>
              <text:p text:style-name="P2">Calendar: Visual representation of the academic year with clickable terms and cycles.</text:p>
            </text:list-item>
          </text:list>
        </text:list-item>
        <text:list-item>
          <text:p text:style-name="P1"><text:span text:style-name="Strong_20_Emphasis">Subject Structure (Form 1 &amp; Form 2):</text:span></text:p>
          <text:list>
            <text:list-item>
              <text:p text:style-name="P2">Interactive Subject Tiles: Each subject represented as a tile with quick access to assessments and grades.</text:p>
            </text:list-item>
            <text:list-item>
              <text:p text:style-name="P2">Grading System Overview: Briefly explain the grading system.</text:p>
            </text:list-item>
          </text:list>
        </text:list-item>
        <text:list-item>
          <text:p text:style-name="P1"><text:span text:style-name="Strong_20_Emphasis">Grading System:</text:span></text:p>
          <text:list>
            <text:list-item>
              <text:p text:style-name="P1">Interactive Grading Chart: Visual representation of the grading system for quick reference.</text:p>
            </text:list-item>
          </text:list>
        </text:list-item>
      </text:list>
      <text:h text:style-name="Heading_20_3" text:outline-level="3">Subjects Page:</text:h>
      <text:list text:style-name="L2">
        <text:list-item>
          <text:p text:style-name="P3"><text:span text:style-name="Strong_20_Emphasis">Header:</text:span></text:p>
          <text:list>
            <text:list-item>
              <text:p text:style-name="P4">Back to Dashboard button</text:p>
            </text:list-item>
          </text:list>
        </text:list-item>
        <text:list-item>
          <text:p text:style-name="P3"><text:span text:style-name="Strong_20_Emphasis">Subject List:</text:span></text:p>
          <text:list>
            <text:list-item>
              <text:p text:style-name="P4">Enhanced subject details with a breakdown of assessments, grading, and historical performance.</text:p>
            </text:list-item>
            <text:list-item>
              <text:p text:style-name="P3">Graphical representation of subject performance over the academic year.</text:p>
            </text:list-item>
          </text:list>
        </text:list-item>
      </text:list>
      <text:h text:style-name="Heading_20_3" text:outline-level="3">Students Page:</text:h>
      <text:list text:style-name="L3">
        <text:list-item>
          <text:p text:style-name="P5"><text:span text:style-name="Strong_20_Emphasis">Header:</text:span></text:p>
          <text:list>
            <text:list-item>
              <text:p text:style-name="P6">Back to Dashboard button</text:p>
            </text:list-item>
          </text:list>
        </text:list-item>
        <text:list-item>
          <text:p text:style-name="P5"><text:span text:style-name="Strong_20_Emphasis">Student List:</text:span></text:p>
          <text:list>
            <text:list-item>
              <text:p text:style-name="P6">Search and Filter options for efficient student lookup.</text:p>
            </text:list-item>
            <text:list-item>
              <text:p text:style-name="P5">Student Profile: Comprehensive student details including academic performance, attendance, and behavior.</text:p>
            </text:list-item>
          </text:list>
        </text:list-item>
      </text:list>
      <text:h text:style-name="Heading_20_3" text:outline-level="3">Transcripts Page:</text:h>
      <text:list text:style-name="L4">
        <text:list-item>
          <text:p text:style-name="P7"><text:span text:style-name="Strong_20_Emphasis">Header:</text:span></text:p>
          <text:list>
            <text:list-item>
              <text:p text:style-name="P8">Back to Dashboard button</text:p>
            </text:list-item>
          </text:list>
        </text:list-item>
        <text:list-item>
          <text:p text:style-name="P7"><text:span text:style-name="Strong_20_Emphasis">Transcript List:</text:span></text:p>
          <text:list>
            <text:list-item>
              <text:p text:style-name="P8"><text:soft-page-break/>Filter options for transcripts by academic year and class.</text:p>
            </text:list-item>
            <text:list-item>
              <text:p text:style-name="P7">Visual representation of student positions in the class.</text:p>
            </text:list-item>
          </text:list>
        </text:list-item>
      </text:list>
      <text:h text:style-name="Heading_20_3" text:outline-level="3">Form 3 &amp; Form 4 Page:</text:h>
      <text:list text:style-name="L5">
        <text:list-item>
          <text:p text:style-name="P9"><text:span text:style-name="Strong_20_Emphasis">Header:</text:span></text:p>
          <text:list>
            <text:list-item>
              <text:p text:style-name="P10">Back to Dashboard button</text:p>
            </text:list-item>
          </text:list>
        </text:list-item>
        <text:list-item>
          <text:p text:style-name="P9"><text:span text:style-name="Strong_20_Emphasis">Subject Selection:</text:span></text:p>
          <text:list>
            <text:list-item>
              <text:p text:style-name="P10">Drag-and-drop interface for subject selection.</text:p>
            </text:list-item>
            <text:list-item>
              <text:p text:style-name="P10">Real-time feedback on the chosen combination's feasibility.</text:p>
            </text:list-item>
          </text:list>
        </text:list-item>
        <text:list-item>
          <text:p text:style-name="P9"><text:span text:style-name="Strong_20_Emphasis">Marks Entry:</text:span></text:p>
          <text:list>
            <text:list-item>
              <text:p text:style-name="P10">Dynamic entry fields based on selected subjects.</text:p>
            </text:list-item>
            <text:list-item>
              <text:p text:style-name="P9">Automated calculation of the mean marks and grades.</text:p>
            </text:list-item>
          </text:list>
        </text:list-item>
      </text:list>
      <text:h text:style-name="Heading_20_3" text:outline-level="3">Color Palette:</text:h>
      <text:list text:style-name="L6">
        <text:list-item>
          <text:p text:style-name="P11"><text:span text:style-name="Strong_20_Emphasis">Primary Color:</text:span></text:p>
          <text:list>
            <text:list-item>
              <text:p text:style-name="P12">Deep Blue (#001F3F): Used for headers and primary navigation elements.</text:p>
            </text:list-item>
          </text:list>
        </text:list-item>
        <text:list-item>
          <text:p text:style-name="P11"><text:span text:style-name="Strong_20_Emphasis">Secondary Color:</text:span></text:p>
          <text:list>
            <text:list-item>
              <text:p text:style-name="P12">Light Blue (#39CCCC): Used for background elements and accents.</text:p>
            </text:list-item>
          </text:list>
        </text:list-item>
        <text:list-item>
          <text:p text:style-name="P11"><text:span text:style-name="Strong_20_Emphasis">Accent Color:</text:span></text:p>
          <text:list>
            <text:list-item>
              <text:p text:style-name="P12">Orange (#FF851B): Used for interactive elements and highlights.</text:p>
            </text:list-item>
          </text:list>
        </text:list-item>
        <text:list-item>
          <text:p text:style-name="P11"><text:span text:style-name="Strong_20_Emphasis">Text Color:</text:span></text:p>
          <text:list>
            <text:list-item>
              <text:p text:style-name="P12">White (#FFFFFF): Used for text on deep blue backgrounds.</text:p>
            </text:list-item>
          </text:list>
        </text:list-item>
        <text:list-item>
          <text:p text:style-name="P11"><text:span text:style-name="Strong_20_Emphasis">Neutral Background:</text:span></text:p>
          <text:list>
            <text:list-item>
              <text:p text:style-name="P12">Light Grey (#F0F0F0): Used for neutral background areas.</text:p>
            </text:list-item>
          </text:list>
        </text:list-item>
        <text:list-item>
          <text:p text:style-name="P11"><text:span text:style-name="Strong_20_Emphasis">Positive Action:</text:span></text:p>
          <text:list>
            <text:list-item>
              <text:p text:style-name="P12">Green (#2ECC40): Used for success messages and confirmations.</text:p>
            </text:list-item>
          </text:list>
        </text:list-item>
        <text:list-item>
          <text:p text:style-name="P11"><text:span text:style-name="Strong_20_Emphasis">Negative Action:</text:span></text:p>
          <text:list>
            <text:list-item>
              <text:p text:style-name="P11">Red (#FF4136): Used for error messages and alerts.</text:p>
            </text:list-item>
          </text:list>
        </text:list-item>
      </text:list>
      <text:h text:style-name="Heading_20_3" text:outline-level="3">Application of Colors:</text:h>
      <text:list text:style-name="L7">
        <text:list-item>
          <text:p text:style-name="P13"><text:span text:style-name="Strong_20_Emphasis">Headers and Navigation Bar:</text:span></text:p>
          <text:list>
            <text:list-item>
              <text:p text:style-name="P14">Deep Blue (#001F3F) for the background, White (#FFFFFF) for text.</text:p>
            </text:list-item>
          </text:list>
        </text:list-item>
        <text:list-item>
          <text:p text:style-name="P13"><text:span text:style-name="Strong_20_Emphasis">Subject Tiles:</text:span></text:p>
          <text:list>
            <text:list-item>
              <text:p text:style-name="P14">Light Blue (#39CCCC) background with Deep Blue (#001F3F) text.</text:p>
            </text:list-item>
          </text:list>
        </text:list-item>
        <text:list-item>
          <text:p text:style-name="P13"><text:span text:style-name="Strong_20_Emphasis">Buttons and Interactive Elements:</text:span></text:p>
          <text:list>
            <text:list-item>
              <text:p text:style-name="P14">Orange (#FF851B) for primary buttons and interactive elements.</text:p>
            </text:list-item>
          </text:list>
        </text:list-item>
        <text:list-item>
          <text:p text:style-name="P13"><text:span text:style-name="Strong_20_Emphasis">Graphs and Charts:</text:span></text:p>
          <text:list>
            <text:list-item>
              <text:p text:style-name="P14">Use a combination of Deep Blue and Light Blue for clear visualization.</text:p>
            </text:list-item>
          </text:list>
        </text:list-item>
        <text:list-item>
          <text:p text:style-name="P13"><text:span text:style-name="Strong_20_Emphasis">Backgrounds:</text:span></text:p>
          <text:list>
            <text:list-item>
              <text:p text:style-name="P14"><text:soft-page-break/>Neutral Light Grey (#F0F0F0) for background areas.</text:p>
            </text:list-item>
          </text:list>
        </text:list-item>
        <text:list-item>
          <text:p text:style-name="P13"><text:span text:style-name="Strong_20_Emphasis">Success Messages:</text:span></text:p>
          <text:list>
            <text:list-item>
              <text:p text:style-name="P14">Green (#2ECC40) for positive feedback.</text:p>
            </text:list-item>
          </text:list>
        </text:list-item>
        <text:list-item>
          <text:p text:style-name="P13"><text:span text:style-name="Strong_20_Emphasis">Error Messages:</text:span></text:p>
          <text:list>
            <text:list-item>
              <text:p text:style-name="P13">Red (#FF4136) for alert and error messages.</text:p>
            </text:list-item>
          </text:list>
        </text:list-item>
      </text:list>
      <text:h text:style-name="Heading_20_3" text:outline-level="3">Application in Pages:</text:h>
      <text:list text:style-name="L8">
        <text:list-item>
          <text:p text:style-name="P15"><text:span text:style-name="Strong_20_Emphasis">Main Dashboard:</text:span></text:p>
          <text:list>
            <text:list-item>
              <text:p text:style-name="P16">Deep Blue header with Light Blue background for overview sections.</text:p>
            </text:list-item>
          </text:list>
        </text:list-item>
        <text:list-item>
          <text:p text:style-name="P15"><text:span text:style-name="Strong_20_Emphasis">Subjects Page:</text:span></text:p>
          <text:list>
            <text:list-item>
              <text:p text:style-name="P16">Subject Tiles with Light Blue backgrounds.</text:p>
            </text:list-item>
          </text:list>
        </text:list-item>
        <text:list-item>
          <text:p text:style-name="P15"><text:span text:style-name="Strong_20_Emphasis">Students Page:</text:span></text:p>
          <text:list>
            <text:list-item>
              <text:p text:style-name="P16">Student Profile with Deep Blue and Light Grey combination.</text:p>
            </text:list-item>
          </text:list>
        </text:list-item>
        <text:list-item>
          <text:p text:style-name="P15"><text:span text:style-name="Strong_20_Emphasis">Transcripts Page:</text:span></text:p>
          <text:list>
            <text:list-item>
              <text:p text:style-name="P16">Visualizations with a combination of Blue and Orange for emphasis.</text:p>
            </text:list-item>
          </text:list>
        </text:list-item>
        <text:list-item>
          <text:p text:style-name="P15"><text:span text:style-name="Strong_20_Emphasis">Form 3 &amp; Form 4 Page:</text:span></text:p>
          <text:list>
            <text:list-item>
              <text:p text:style-name="P15">Subject selection with a combination of Orange and Light Blu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9:48:38.415741326</meta:creation-date>
    <dc:date>2024-02-21T10:08:19.882815423</dc:date>
    <meta:editing-duration>PT1M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83" meta:word-count="533" meta:character-count="3239" meta:non-whitespace-character-count="2864"/>
  </office:meta>
</office:document-meta>
</file>